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56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3.3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AYES NET</text:p>
          </table:table-cell>
          <table:table-cell table:style-name="ce1" office:value-type="string" calcext:value-type="string">
            <text:p>NAIVE BAYES</text:p>
          </table:table-cell>
          <table:table-cell table:style-name="ce1" office:value-type="string" calcext:value-type="string">
            <text:p>MLP(BFGS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J48</text:p>
          </table:table-cell>
          <table:table-cell table:style-name="ce1" office:value-type="string" calcext:value-type="string">
            <text:p>RANDOM FOREST</text:p>
          </table:table-cell>
          <table:table-cell table:style-name="ce1" office:value-type="string" calcext:value-type="string">
            <text:p>GENCLASS</text:p>
          </table:table-cell>
          <table:table-cell table:style-name="Default" table:number-columns-repeated="3"/>
          <table:table-cell table:number-columns-repeated="1637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0815" calcext:value-type="percentage">
            <text:p>8,15%</text:p>
          </table:table-cell>
          <table:table-cell table:number-columns-repeated="1637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74" calcext:value-type="percentage">
            <text:p>6,74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663" calcext:value-type="percentage">
            <text:p>6,63%</text:p>
          </table:table-cell>
          <table:table-cell office:value-type="percentage" office:value="0.0704" calcext:value-type="percentage">
            <text:p>7,04%</text:p>
          </table:table-cell>
          <table:table-cell table:number-columns-repeated="1637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883" calcext:value-type="percentage">
            <text:p>8,83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758" calcext:value-type="percentage">
            <text:p>7,58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786" calcext:value-type="percentage">
            <text:p>7,86%</text:p>
          </table:table-cell>
          <table:table-cell table:number-columns-repeated="1637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788" calcext:value-type="percentage">
            <text:p>7,88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717" calcext:value-type="percentage">
            <text:p>7,17%</text:p>
          </table:table-cell>
          <table:table-cell table:number-columns-repeated="1637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734" calcext:value-type="percentage">
            <text:p>7,34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34" calcext:value-type="percentage">
            <text:p>7,34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693" calcext:value-type="percentage">
            <text:p>6,93%</text:p>
          </table:table-cell>
          <table:table-cell office:value-type="percentage" office:value="0.069" calcext:value-type="percentage">
            <text:p>6,90%</text:p>
          </table:table-cell>
          <table:table-cell table:number-columns-repeated="1637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816" calcext:value-type="percentage">
            <text:p>8,16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16" calcext:value-type="percentage">
            <text:p>6,16%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0692" calcext:value-type="percentage">
            <text:p>6,92%</text:p>
          </table:table-cell>
          <table:table-cell table:number-columns-repeated="1637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99" calcext:value-type="percentage">
            <text:p>6,99%</text:p>
          </table:table-cell>
          <table:table-cell table:number-columns-repeated="1637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24" calcext:value-type="percentage">
            <text:p>6,24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697" calcext:value-type="percentage">
            <text:p>6,97%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table:formula="of:=AVERAGE([.B2:.B11])" office:value-type="percentage" office:value="0.08541" calcext:value-type="percentage">
            <text:p>8,54%</text:p>
          </table:table-cell>
          <table:table-cell table:style-name="ce3" table:formula="of:=AVERAGE([.C2:.C11])" office:value-type="percentage" office:value="0.07706" calcext:value-type="percentage">
            <text:p>7,71%</text:p>
          </table:table-cell>
          <table:table-cell table:style-name="ce3" table:formula="of:=AVERAGE([.D2:.D11])" office:value-type="percentage" office:value="0.06828" calcext:value-type="percentage">
            <text:p>6,83%</text:p>
          </table:table-cell>
          <table:table-cell table:style-name="ce3" table:formula="of:=AVERAGE([.E2:.E11])" office:value-type="percentage" office:value="0.06857" calcext:value-type="percentage">
            <text:p>6,86%</text:p>
          </table:table-cell>
          <table:table-cell table:style-name="ce3" table:formula="of:=AVERAGE([.F2:.F11])" office:value-type="percentage" office:value="0.0689" calcext:value-type="percentage">
            <text:p>6,89%</text:p>
          </table:table-cell>
          <table:table-cell table:style-name="ce3" table:formula="of:=AVERAGE([.G2:.G11])" office:value-type="percentage" office:value="0.07114" calcext:value-type="percentage">
            <text:p>7,11%</text:p>
          </table:table-cell>
          <table:table-cell table:style-name="ce3" table:formula="of:=AVERAGE([.H2:.H11])" office:value-type="string" office:string-value="" calcext:value-type="error">
            <text:p>#DIV/0!</text:p>
          </table:table-cell>
          <table:table-cell table:style-name="ce3" table:number-columns-repeated="3"/>
          <table:table-cell table:style-name="ce1" table:number-columns-repeated="16373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Φύλλο2" table:style-name="ta1">
        <table:table-column table:style-name="co1" table:number-columns-repeated="10" table:default-cell-style-name="ce2"/>
        <table:table-column table:style-name="co1" table:number-columns-repeated="16374" table:default-cell-style-name="Default"/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table:number-columns-repeated="16374"/>
        </table:table-row>
        <table:table-row table:style-name="ro1">
          <table:table-cell office:value-type="percentage" office:value="0.081" calcext:value-type="percentage">
            <text:p>8,10%</text:p>
          </table:table-cell>
          <table:table-cell office:value-type="percentage" office:value="0.0624" calcext:value-type="percentage">
            <text:p>6,24%</text:p>
          </table:table-cell>
          <table:table-cell office:value-type="percentage" office:value="0.0761" calcext:value-type="percentage">
            <text:p>7,61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624" calcext:value-type="percentage">
            <text:p>6,24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678" calcext:value-type="percentage">
            <text:p>6,78%</text:p>
          </table:table-cell>
          <table:table-cell office:value-type="percentage" office:value="0.0674" calcext:value-type="percentage">
            <text:p>6,74%</text:p>
          </table:table-cell>
          <table:table-cell office:value-type="percentage" office:value="0.0802" calcext:value-type="percentage">
            <text:p>8,02%</text:p>
          </table:table-cell>
          <table:table-cell table:number-columns-repeated="16374"/>
        </table:table-row>
        <table:table-row table:style-name="ro1">
          <table:table-cell office:value-type="percentage" office:value="0.0864" calcext:value-type="percentage">
            <text:p>8,64%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725" calcext:value-type="percentage">
            <text:p>7,25%</text:p>
          </table:table-cell>
          <table:table-cell table:number-columns-repeated="16374"/>
        </table:table-row>
        <table:table-row table:style-name="ro1">
          <table:table-cell office:value-type="percentage" office:value="0.0739" calcext:value-type="percentage">
            <text:p>7,39%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74" calcext:value-type="percentage">
            <text:p>6,74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678" calcext:value-type="percentage">
            <text:p>6,78%</text:p>
          </table:table-cell>
          <table:table-cell table:number-columns-repeated="16374"/>
        </table:table-row>
        <table:table-row table:style-name="ro1">
          <table:table-cell office:value-type="percentage" office:value="0.0794" calcext:value-type="percentage">
            <text:p>7,94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602" calcext:value-type="percentage">
            <text:p>6,02%</text:p>
          </table:table-cell>
          <table:table-cell office:value-type="percentage" office:value="0.0542" calcext:value-type="percentage">
            <text:p>5,42%</text:p>
          </table:table-cell>
          <table:table-cell office:value-type="percentage" office:value="0.0591" calcext:value-type="percentage">
            <text:p>5,91%</text:p>
          </table:table-cell>
          <table:table-cell table:number-columns-repeated="16374"/>
        </table:table-row>
        <table:table-row table:style-name="ro1">
          <table:table-cell office:value-type="percentage" office:value="0.0728" calcext:value-type="percentage">
            <text:p>7,28%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721" calcext:value-type="percentage">
            <text:p>7,21%</text:p>
          </table:table-cell>
          <table:table-cell table:number-columns-repeated="5"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percentage" office:value="0.0624" calcext:value-type="percentage">
            <text:p>6,24%</text:p>
          </table:table-cell>
          <table:table-cell office:value-type="string" calcext:value-type="string">
            <text:p>x</text:p>
          </table:table-cell>
          <table:table-cell office:value-type="percentage" office:value="0.0563" calcext:value-type="percentage">
            <text:p>5,63%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percentage" office:value="0.0671" calcext:value-type="percentage">
            <text:p>6,71%</text:p>
          </table:table-cell>
          <table:table-cell/>
          <table:table-cell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4" table:formula="of:=AVERAGE([.A2:.A11])" office:value-type="percentage" office:value="0.0747142857142857" calcext:value-type="percentage">
            <text:p>7,47%</text:p>
          </table:table-cell>
          <table:table-cell table:style-name="ce4" table:formula="of:=AVERAGE([.B2:.B11])" office:value-type="percentage" office:value="0.0738" calcext:value-type="percentage">
            <text:p>7,38%</text:p>
          </table:table-cell>
          <table:table-cell table:style-name="ce4" table:formula="of:=AVERAGE([.C2:.C11])" office:value-type="percentage" office:value="0.0702" calcext:value-type="percentage">
            <text:p>7,02%</text:p>
          </table:table-cell>
          <table:table-cell table:style-name="ce4" table:formula="of:=AVERAGE([.D2:.D11])" office:value-type="percentage" office:value="0.07738" calcext:value-type="percentage">
            <text:p>7,74%</text:p>
          </table:table-cell>
          <table:table-cell table:style-name="ce4" table:formula="of:=AVERAGE([.E2:.E11])" office:value-type="percentage" office:value="0.07296" calcext:value-type="percentage">
            <text:p>7,30%</text:p>
          </table:table-cell>
          <table:table-cell table:style-name="ce4" table:formula="of:=AVERAGE([.F2:.F11])" office:value-type="percentage" office:value="0.067325" calcext:value-type="percentage">
            <text:p>6,73%</text:p>
          </table:table-cell>
          <table:table-cell table:style-name="ce4" table:formula="of:=AVERAGE([.G2:.G11])" office:value-type="percentage" office:value="0.065" calcext:value-type="percentage">
            <text:p>6,50%</text:p>
          </table:table-cell>
          <table:table-cell table:style-name="ce4" table:formula="of:=AVERAGE([.H2:.H11])" office:value-type="percentage" office:value="0.066425" calcext:value-type="percentage">
            <text:p>6,64%</text:p>
          </table:table-cell>
          <table:table-cell table:style-name="ce4" table:formula="of:=AVERAGE([.I2:.I11])" office:value-type="percentage" office:value="0.066275" calcext:value-type="percentage">
            <text:p>6,63%</text:p>
          </table:table-cell>
          <table:table-cell table:style-name="ce4" table:formula="of:=AVERAGE([.J2:.J11])" office:value-type="percentage" office:value="0.0699" calcext:value-type="percentage">
            <text:p>6,99%</text:p>
          </table:table-cell>
          <table:table-cell table:style-name="ce5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7:37:32.785089727</meta:creation-date>
    <dc:date>2025-03-20T08:40:46.979709699</dc:date>
    <meta:editing-duration>PT1H3M8S</meta:editing-duration>
    <meta:editing-cycles>12</meta:editing-cycles>
    <meta:generator>LibreOffice/7.4.7.2$Linux_X86_64 LibreOffice_project/40$Build-2</meta:generator>
    <meta:document-statistic meta:table-count="2" meta:cell-count="164" meta:object-count="0"/>
  </office:meta>
</office:document-meta>
</file>